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Devanagari1" svg:font-family="'Lohit Devanagari'"/>
    <style:font-face style:name="OpenSymbol" svg:font-family="OpenSymbol"/>
    <style:font-face style:name="arial" svg:font-family="arial, sans-serif"/>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29in" table:align="left"/>
    </style:style>
    <style:style style:name="Table1.A" style:family="table-column">
      <style:table-column-properties style:column-width="0.9618in"/>
    </style:style>
    <style:style style:name="Table1.B" style:family="table-column">
      <style:table-column-properties style:column-width="5.961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2" style:family="table-row">
      <style:table-row-properties style:min-row-height="0.2833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4" style:family="table-cell">
      <style:table-cell-properties fo:background-color="transparent" fo:padding="0.0382in" fo:border-left="0.05pt solid #000000" fo:border-right="none" fo:border-top="none" fo:border-bottom="0.05pt solid #000000">
        <style:background-image/>
      </style:table-cell-properties>
    </style:style>
    <style:style style:name="Table1.5" style:family="table-row">
      <style:table-row-properties style:min-row-height="2.8264in"/>
    </style:style>
    <style:style style:name="P1" style:family="paragraph" style:parent-style-name="Table_20_Contents">
      <style:text-properties style:font-name="Liberation Serif" fo:font-size="10pt" style:font-size-asian="10pt" style:font-size-complex="10pt"/>
    </style:style>
    <style:style style:name="P2" style:family="paragraph" style:parent-style-name="Table_20_Contents">
      <style:text-properties style:font-name="Liberation Serif" fo:font-size="10pt" fo:font-weight="bold" style:font-size-asian="10pt" style:font-weight-asian="bold" style:font-size-complex="10pt" style:font-weight-complex="bold"/>
    </style:style>
    <style:style style:name="P3" style:family="paragraph" style:parent-style-name="Table_20_Contents">
      <style:text-properties fo:font-variant="normal" fo:text-transform="none" fo:color="#222222" style:font-name="Liberation Serif" fo:font-size="8pt" fo:letter-spacing="normal" fo:font-style="normal" fo:font-weight="normal" style:font-size-asian="7pt" style:font-size-complex="8pt"/>
    </style:style>
    <style:style style:name="P4" style:family="paragraph" style:parent-style-name="Table_20_Contents">
      <style:paragraph-properties fo:background-color="transparent">
        <style:background-image/>
      </style:paragraph-properties>
      <style:text-properties style:font-name="Liberation Serif" fo:font-size="10pt" fo:font-weight="bold" style:font-size-asian="10pt" style:font-weight-asian="bold" style:font-size-complex="10pt" style:font-weight-complex="bold"/>
    </style:style>
    <style:style style:name="P5" style:family="paragraph" style:parent-style-name="Standard">
      <style:text-properties style:font-name="Cantarell" fo:font-size="10pt" fo:font-weight="bold" style:font-size-asian="10pt" style:font-weight-asian="bold" style:font-size-complex="10pt" style:font-weight-complex="bold"/>
    </style:style>
    <style:style style:name="P6" style:family="paragraph" style:parent-style-name="Standard">
      <style:text-properties fo:font-size="10pt" style:font-size-asian="10pt" style:font-size-complex="10pt"/>
    </style:style>
    <style:style style:name="P7" style:family="paragraph" style:parent-style-name="Table_20_Contents">
      <style:text-properties fo:font-variant="normal" fo:text-transform="none" fo:color="#222222" style:font-name="Liberation Serif" fo:font-size="10pt" fo:letter-spacing="normal" fo:font-style="normal" fo:font-weight="normal" style:font-size-asian="10pt" style:font-size-complex="10pt"/>
    </style:style>
    <style:style style:name="P8" style:family="paragraph" style:parent-style-name="Table_20_Contents" style:list-style-name="L1">
      <style:text-properties fo:font-variant="normal" fo:text-transform="none" fo:color="#222222" style:font-name="Liberation Serif" fo:font-size="10pt" fo:letter-spacing="normal" fo:font-style="normal" fo:font-weight="normal" style:font-size-asian="10pt" style:font-size-complex="10pt"/>
    </style:style>
    <style:style style:name="P9" style:family="paragraph" style:parent-style-name="Table_20_Contents" style:list-style-name="L1">
      <style:paragraph-properties>
        <style:tab-stops>
          <style:tab-stop style:position="5.5366in"/>
        </style:tab-stops>
      </style:paragraph-properties>
      <style:text-properties fo:font-variant="normal" fo:text-transform="none" fo:color="#222222" style:font-name="Liberation Serif" fo:font-size="10pt" fo:letter-spacing="normal" fo:font-style="normal" fo:font-weight="normal" style:font-size-asian="10pt" style:font-size-complex="10pt"/>
    </style:style>
    <style:style style:name="P10" style:family="paragraph" style:parent-style-name="Table_20_Contents" style:list-style-name="L1">
      <style:text-properties fo:font-variant="normal" fo:text-transform="none" fo:color="#222222" style:font-name="Liberation Serif" fo:font-size="8pt" fo:letter-spacing="normal" fo:font-style="normal" fo:font-weight="normal" style:font-size-asian="7pt" style:font-size-complex="8pt"/>
    </style:style>
    <style:style style:name="T1" style:family="text">
      <style:text-properties style:font-name="Cantarell" fo:font-weight="bold" style:font-weight-asian="bold" style:font-weight-complex="bold"/>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0.5pt" style:font-size-asian="10.5pt" style:font-size-complex="10.5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inutes of Meeting </text:p>
      <text:p text:style-name="P6"><text:span text:style-name="T1">GMRT</text:span><text:span text:style-name="T3"><text:tab/></text:span><text:tab/><text:tab/><text:tab/><text:tab/><text:span text:style-name="T1">Minutes of Meeting</text:span></text:p>
      <text:p text:style-name="P6"><text:tab/></text:p>
      <table:table table:name="Table1" table:style-name="Table1">
        <table:table-column table:style-name="Table1.A"/>
        <table:table-column table:style-name="Table1.B"/>
        <table:table-row>
          <table:table-cell table:style-name="Table1.A1" office:value-type="string">
            <text:p text:style-name="P4">Meeting</text:p>
          </table:table-cell>
          <table:table-cell table:style-name="Table1.B1" office:value-type="string">
            <text:p text:style-name="P2">Meeting related to In House CMS development</text:p>
          </table:table-cell>
        </table:table-row>
        <table:table-row table:style-name="Table1.2">
          <table:table-cell table:style-name="Table1.A2" office:value-type="string">
            <text:p text:style-name="P4">Held on</text:p>
          </table:table-cell>
          <table:table-cell table:style-name="Table1.B2" office:value-type="string">
            <text:p text:style-name="P2">14<text:span text:style-name="T2">th</text:span> January 2014 Time : 15.00 to 15.30 , GMRT conference room (NGK-&gt; Tele conf from NCRA)</text:p>
          </table:table-cell>
        </table:table-row>
        <table:table-row>
          <table:table-cell table:style-name="Table1.A2" office:value-type="string">
            <text:p text:style-name="P4">Attendees</text:p>
          </table:table-cell>
          <table:table-cell table:style-name="Table1.B2" office:value-type="string">
            <text:p text:style-name="P2">NGK, Nayak ji, DBB, SNK, &amp; RRU</text:p>
          </table:table-cell>
        </table:table-row>
        <table:table-row>
          <table:table-cell table:style-name="Table1.A4" office:value-type="string">
            <text:p text:style-name="P4">Agenda</text:p>
          </table:table-cell>
          <table:table-cell table:style-name="Table1.B2" office:value-type="string">
            <text:p text:style-name="P2">In House CMS development </text:p>
          </table:table-cell>
        </table:table-row>
        <table:table-row table:style-name="Table1.5">
          <table:table-cell table:style-name="Table1.A4" office:value-type="string">
            <text:p text:style-name="P4">Highlights</text:p>
            <text:p text:style-name="P4">and items</text:p>
            <text:p text:style-name="P4">discussed </text:p>
          </table:table-cell>
          <table:table-cell table:style-name="Table1.B2" office:value-type="string">
            <text:p text:style-name="P1"><text:s text:c="12"/><text:span text:style-name="T4"><text:s/>Discussed following items :</text:span></text:p>
            <text:p text:style-name="P3"/>
            <text:list xml:id="list1126380625" text:style-name="L1">
              <text:list-item>
                <text:p text:style-name="P8">RRU updated he has <text:s/>tested stand alone prototype Servo communication program with actual Servo lab hardware test set up. Tested basic commands like Track, Hold,Position, stop etc. Thiyagu has given one PC104 card for Online v2 lab test set up.</text:p>
                <text:p text:style-name="P9">- We faced some program testing PC104 card over N/W. So made point to point link between Telemetry Lab laptop &amp; PC104. Prototype servo communication Server works well. We were able to send command &amp; get response in proper time. </text:p>
                <text:p text:style-name="P9">NGK suggested do the round trip time testing experiment. Once we will have separate N/W switch we will do the test.</text:p>
                <text:p text:style-name="P9"/>
              </text:list-item>
              <text:list-item>
                <text:p text:style-name="P8">DBB updated that he tested the round trip time for Python environment.</text:p>
                <text:p text:style-name="P8">Single user =&gt; 10 ms </text:p>
                <text:p text:style-name="P8">Three user <text:s/>=&gt; 100 ms </text:p>
                <text:p text:style-name="P8">- Tested packing command structure from Python environment &amp; decoding at C program . Sent <text:s/>dummy commands from multiple user.</text:p>
                <text:p text:style-name="P10"/>
              </text:list-item>
              <text:list-item>
                <text:p text:style-name="P8">SNK updated that he is working on embedding <text:s/>existing software in template GUI.</text:p>
                <text:p text:style-name="P8"/>
              </text:list-item>
              <text:list-item>
                <text:p text:style-name="P8">Nayak ji &amp; NGK discussed about MCM card requirement. Nayakji will carry forward MCM card requirement further in Plan meeting discussion.</text:p>
                <text:p text:style-name="P8"/>
              </text:list-item>
              <text:list-item>
                <text:p text:style-name="P8">We will not have Online v2 meeting on any National Holiday.</text:p>
              </text:list-item>
            </text:list>
            <text:p text:style-name="P7"/>
            <text:list xml:id="list185713558" text:continue-numbering="true" text:style-name="L1">
              <text:list-header>
                <text:p text:style-name="P8"/>
              </text:list-header>
            </text:list>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Devanagari1" svg:font-family="'Lohit Devanagari'"/>
    <style:font-face style:name="OpenSymbol" svg:font-family="OpenSymbol"/>
    <style:font-face style:name="arial" svg:font-family="arial, sans-serif"/>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leset </meta:initial-creator>
    <meta:creation-date>2012-08-07T13:33:14</meta:creation-date>
    <dc:date>2014-01-14T16:00:14</dc:date>
    <dc:creator>teleset </dc:creator>
    <meta:editing-duration>P1DT3H52M1S</meta:editing-duration>
    <meta:editing-cycles>410</meta:editing-cycles>
    <meta:generator>LibreOffice/3.4$Linux LibreOffice_project/340m1$Build-602</meta:generator>
    <meta:document-statistic meta:table-count="1" meta:image-count="0" meta:object-count="0" meta:page-count="1" meta:paragraph-count="25" meta:word-count="253" meta:character-count="1441" meta:non-whitespace-character-count="1194"/>
  </office:meta>
</office:document-meta>
</file>